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viewer.diagrams.net/?tags=%7B%7D&amp;highlight=0000ff&amp;edit=_blank&amp;layers=1&amp;nav=1&amp;title=FLOWCHART%20progetto#R7Vxtc9o4EP41zPRu5hi%2FAx8DpL3kSMMlvab5qGAFNDFWThYB%2Busr2zK2JScY8FsadzJTtJbW9j6PVrsrQUcfLTdfCHheXGEbOh1NsTcdfdzRNNVUDfafL9mGkl5PDwVzgmzeKRbcop%2BQCxUuXSEbeqmOFGOHoue0cIZdF85oSgYIwet0t0fspO%2F6DOZQEtzOgCNL75BNF6HUsPqJC39DNF%2FwW%2Bu6wp%2F8Acye5gSvXH5DF7swvLIEkR7e1VsAG68TIv28o48IxjT8tNyMoOPbNTLZ3cX2zpk8WV8u%2F%2FX%2BB%2F8N%2F%2Fn29ftfobLPhwzZvQSBLj1a9fV978K%2BXOCXC2%2F8NJp%2BvTS%2Fq3yI8gKcFTfl1fX4fMJfmG4jAwcWgr4mpaMP1wtE4e0zmPlX14xSTLagS4e1VPaR64SEwo2Az543UHdmZVSFeAkp2bJxXEu%2Fzx%2BXs9TizXUMuWpw2SKBdtQPcJbNd5pjc7EP3GIHWE%2BVrDcGFFwBStBGMqG3RksHMHbpw0fs0lt%2BxbfnbIEcewK2eOU%2FsUcZJ6PWcIEJ%2Bsn6g8i67DKhfArqSqrHrT%2BS6yTQY32mkcVVQXQFNqmOE%2BDR6Gmw44BnDz0Ez%2BcPXAIyR%2B4QU4qXvFNVGKtmTpDVflkoawMJ5hfmxDDpaJZDA0QIcuesNaeBZRQHPEDHkxjATMW74yc4wg7ToI8Dh8MogRxHEAEHzV3WdOCjP8y3NWIu74yLl8i2fc1Dj01Edv9J0G1sxJIbbh1fhNnwRydwXws2EDINw2eMXBpYyxyyP2a%2FkdI1OyZ71hFrq3Gb%2FfndCR1hlz0%2BQAHCkHFmDX3eDAmmjPkPO0bnosfrc0qmB6eDnpMNellk0CUuANu%2BwetPf3T0M%2F8CZsNb4AsHPq%2BvLw14Iwt4BtxqabfYl4v9oG7sTQl7FkBDCtt5Xzr2qlY3%2BNYr4Adz323xLxn%2FvPFfafj3JfxH11%2B%2F3VxPJuc3EuKNyJNMo2l5kpxmMl6xWeE4kPj5%2FsqdUcSYJtmzTZqOAbwBSZMq58bdbrf1kEd5SCUb%2FabkRKrWYl0R1rWnQaqcALdYl4N17WmPIRe%2BWqzLwbr%2BNMeUY7QW7JLArj2nUeVqloQ0dO0zf2suBjORuqTzHLhB9Ae%2F4n%2B%2B9%2BXM6mFrvEl0G2%2BjBov%2Ftz%2BSjcQovxkPC1rbFCrQljYE80TQ7AXxiszgG6bh6R7LF%2BbwLYxfgTgBqZmBaCQj0AEUvaTfIQtmfoepT%2FM44Lcid7ELAQWmhK%2FJR2mJTUFRUS%2BtaPeAkaLQDpKigHW71z6BiHJp7fvF%2BZ1Exkbk1ZqSNlb9ebVcm%2FoQ07iuaacLeXZ%2F0LWs4yaemLJnqCp76vUKJc%2B7BFTrZc%2FoQ9EU9YgLd9lQyjXKDwflwCwGSlFP1VDKOdeHg3LfbCoZSmZbsE104ylGCWBrcpH0pPV7txbHy%2B99tJ7%2FbmuxpfRT4Kpi5Jo7BBYVadXO%2BAjzlgSnO%2F2jSSApykmC131FzvsYqUOb7EOosViGyTXb0QIQKtGs3W07Jg3MXc4ZCJwq7oSinEX%2FmTyJGh5T7OifE2cUbXZdIkBb3ctR3QunU3O34zQ5sbMJWAdTvj2uUjL6tW%2FQacXmgh8qnNB6WjHhhKSopHBCuk8V4YQuZy0T5MLskKIRhVs1vWAb%2FZyTtLTCrS7vv9z4hmqwDcWopwFGlKOeISANNqE%2BaJwJi91AeJdOX%2FjCkXGszzesPYpKriPoxVYOo82geAPoPnFl32ZQ1xj0U%2BFCVzEGe0KGoDWFBDFLQPKeKSUWMI3e4Mg4whp0hSVeM5hxrUH8r1KSRd6pRpKdxIgcBwD0ercY08wxj93Y3%2BfVyuZJwZXtJvLErJMnhloQUepetgztfTOltjXG8k8MKLt%2FapoOvSPpsEetUTE55Mr1KeR4n0ALidfR0IqnVyRFZYMp52tvgTlzgOehWYvnq1NVPI6mVoznYcnj74qnrg%2B6ekHeN0NX5ajKuwdT1Ojinvhtx8hgyaqKloF%2FaVUVQy7Bj7G7og02opgv1G9E87Cl%2F3f1LmJ4LkVgx8b5vYr9iimXvKfYQ4FptM8unAdWigu44Z71A4m2rLEsugHuvMmeSaz39rImVaX1XvOwEKzdHEwd3UkvzPrxJ0wFRSefS8x5H1M57Lmq2Ey0cqT%2FiWNJyZNFpf4MmXh0NGNffxd%2FJ8mmiXWY4n6HRF4QPfACz7xLD7ufmE8Ey%2BfgoBazUHvK48RTHiEt33Q1mfCX9ys08vIJN74tzryp%2Fdge6ykL8NcPdVWLf5RRtl%2FPrdr1Gxlfza4Y%2B%2Fa3VOrCPmPZ7xcDPWvGPx0cRlPxbzPr578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4T23:42:52.799380455</meta:creation-date>
    <dc:date>2021-12-04T23:43:11.574794868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2603" meta:non-whitespace-character-count="2603"/>
    <meta:generator>LibreOffice/7.0.6.2$Linux_X86_64 LibreOffice_project/00$Build-2</meta:generator>
  </office:meta>
</office:document-meta>
</file>